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325cm"/>
    </style:style>
    <style:style style:name="Tableau1.B" style:family="table-column">
      <style:table-column-properties style:column-width="0.873cm"/>
    </style:style>
    <style:style style:name="Tableau1.C" style:family="table-column">
      <style:table-column-properties style:column-width="1.559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4.015cm"/>
    </style:style>
    <style:style style:name="Tableau1.F" style:family="table-column">
      <style:table-column-properties style:column-width="2.986cm"/>
    </style:style>
    <style:style style:name="Tableau1.G" style:family="table-column">
      <style:table-column-properties style:column-width="2.004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1.3cm" fo:keep-together="always"/>
    </style:style>
    <style:style style:name="Tableau1.10" style:family="table-row">
      <style:table-row-properties style:min-row-height="1.9cm" fo:keep-together="always"/>
    </style:style>
    <style:style style:name="Tableau1.A11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2" style:family="table-row">
      <style:table-row-properties style:min-row-height="0.661cm" fo:keep-together="always"/>
    </style:style>
    <style:style style:name="Tableau1.G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3" style:family="table-row">
      <style:table-row-properties style:min-row-height="1.199cm" fo:keep-together="always"/>
    </style:style>
    <style:style style:name="Tableau1.14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 style:font-size-complex="8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 style:font-size-complex="8pt"/>
    </style:style>
    <style:style style:name="P11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2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3" style:family="paragraph" style:parent-style-name="Standard">
      <style:paragraph-properties style:snap-to-layout-gri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5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  <style:tab-stop style:position="4.209cm"/>
        </style:tab-stops>
      </style:paragraph-properties>
    </style:style>
    <style:style style:name="P17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18" style:family="paragraph" style:parent-style-name="Heading_20_6">
      <style:paragraph-properties style:snap-to-layout-grid="false"/>
      <style:text-properties style:font-name="Arial1" style:font-name-complex="Arial1"/>
    </style:style>
    <style:style style:name="P19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0" style:family="paragraph" style:parent-style-name="Heading_20_7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21" style:family="paragraph" style:parent-style-name="Heading_20_8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2" style:family="paragraph" style:parent-style-name="Heading_20_8">
      <style:paragraph-properties style:snap-to-layout-grid="false"/>
      <style:text-properties fo:font-size="8pt" style:font-size-asian="8pt" style:font-size-complex="8pt"/>
    </style:style>
    <style:style style:name="P23" style:family="paragraph" style:parent-style-name="Heading_20_8">
      <style:paragraph-properties fo:margin-left="0.319cm" fo:margin-right="0cm" fo:margin-top="0.212cm" fo:margin-bottom="0cm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24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T1" style:family="tex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5" style:family="text">
      <style:text-properties fo:font-size="9pt" style:font-size-asian="9pt"/>
    </style:style>
    <style:style style:name="T6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eleves;block=begin]</text:p>
      <text:p text:style-name="P3">ACADÉMIE DE [eleves.acad]<text:tab/>Session : [eleves.fb_session]</text:p>
      <text:h text:style-name="P23" text:outline-level="8">Département de : <text:span text:style-name="T6">[eleves.departe]</text:span></text:h>
      <text:h text:style-name="P24" text:outline-level="8">FICHE SCOLAIRE BREVET<text:line-break/>SÉRIE PROFESSIONNELLE OPTION AGRICOLE</text:h>
      <text:p text:style-name="P1">NOM : [eleves.nom]<text:tab/>Prénom(s) : [eleves.prenom]</text:p>
      <text:p text:style-name="P2">Né(e) le : [eleves.date_nais]<text:tab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7">Etablissement fréquenté :</text:span><text:span text:style-name="T5"><text:tab/></text:span>[eleves.ecole]</text:p>
            <text:p text:style-name="P14"><text:tab/>[eleves.adresse1]</text:p>
            <text:p text:style-name="P11"><text:tab/>[eleves.adresse2]</text:p>
            <text:p text:style-name="P11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table:number-columns-spanned="2" office:value-type="string">
            <text:h text:style-name="P17" text:outline-level="5">DISCIPLINES</text:h>
          </table:table-cell>
          <table:covered-table-cell/>
          <table:table-cell table:style-name="Tableau1.C2" table:number-columns-spanned="4" office:value-type="string">
            <text:h text:style-name="P18" text:outline-level="6">Classe de troisième</text:h>
          </table:table-cell>
          <table:covered-table-cell/>
          <table:covered-table-cell/>
          <table:covered-table-cell/>
          <table:table-cell table:style-name="Tableau1.G2" table:number-rows-spanned="2" office:value-type="string">
            <text:h text:style-name="P19" text:outline-level="6">Note Globale affectée du coefficient</text:h>
          </table:table-cell>
        </table:table-row>
        <table:table-row table:style-name="Tableau1.3">
          <table:covered-table-cell/>
          <table:covered-table-cell/>
          <table:table-cell table:style-name="Tableau1.A2" office:value-type="string">
            <text:p text:style-name="P6">Note moyenne de la classe<text:line-break/>(0 à 20)</text:p>
          </table:table-cell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17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h text:style-name="P20" text:outline-level="7">Français</text:h>
          </table:table-cell>
          <table:covered-table-cell/>
          <table:table-cell table:style-name="Tableau1.A2" office:value-type="string">
            <text:p text:style-name="P9">[eleves.101.3] / 20</text:p>
          </table:table-cell>
          <table:table-cell table:style-name="Tableau1.A2" office:value-type="string">
            <text:p text:style-name="P9">[eleves.101.0] / 20</text:p>
          </table:table-cell>
          <table:table-cell table:style-name="Tableau1.A2" table:number-columns-spanned="2" office:value-type="string">
            <text:p text:style-name="P10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8">Mathématiques</text:p>
          </table:table-cell>
          <table:covered-table-cell/>
          <table:table-cell table:style-name="Tableau1.A2" office:value-type="string">
            <text:p text:style-name="P9">[eleves.102.3] / 20</text:p>
          </table:table-cell>
          <table:table-cell table:style-name="Tableau1.A2" office:value-type="string">
            <text:p text:style-name="P9">[eleves.102.0] / 20</text:p>
          </table:table-cell>
          <table:table-cell table:style-name="Tableau1.A2" table:number-columns-spanned="2" office:value-type="string">
            <text:p text:style-name="P10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8">Langue vivante étrangère</text:p>
          </table:table-cell>
          <table:covered-table-cell/>
          <table:table-cell table:style-name="Tableau1.A2" office:value-type="string">
            <text:p text:style-name="P9">[eleves.103.3] / 20</text:p>
          </table:table-cell>
          <table:table-cell table:style-name="Tableau1.A2" office:value-type="string">
            <text:p text:style-name="P9">[eleves.103.0] / 20</text:p>
          </table:table-cell>
          <table:table-cell table:style-name="Tableau1.A2" table:number-columns-spanned="2" office:value-type="string">
            <text:p text:style-name="P10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table:number-columns-spanned="2" office:value-type="string">
            <text:h text:style-name="P20" text:outline-level="7">Prévention santé environnement</text:h>
          </table:table-cell>
          <table:covered-table-cell/>
          <table:table-cell table:style-name="Tableau1.A2" office:value-type="string">
            <text:p text:style-name="P9">[eleves.105.3] / 20</text:p>
          </table:table-cell>
          <table:table-cell table:style-name="Tableau1.A2" office:value-type="string">
            <text:p text:style-name="P9">[eleves.105.0] / 20</text:p>
          </table:table-cell>
          <table:table-cell table:style-name="Tableau1.A2" table:number-columns-spanned="2" office:value-type="string">
            <text:p text:style-name="P10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8">Éducation physique et sportive</text:p>
          </table:table-cell>
          <table:covered-table-cell/>
          <table:table-cell table:style-name="Tableau1.A2" office:value-type="string">
            <text:p text:style-name="P9">[eleves.106.3] / 20</text:p>
          </table:table-cell>
          <table:table-cell table:style-name="Tableau1.A2" office:value-type="string">
            <text:p text:style-name="P9">[eleves.106.0] / 20</text:p>
          </table:table-cell>
          <table:table-cell table:style-name="Tableau1.A2" table:number-columns-spanned="2" office:value-type="string">
            <text:p text:style-name="P10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table:number-columns-spanned="2" office:value-type="string">
            <text:p text:style-name="P8">Éducation socio-culturelle</text:p>
          </table:table-cell>
          <table:covered-table-cell/>
          <table:table-cell table:style-name="Tableau1.A2" office:value-type="string">
            <text:p text:style-name="P9">[eleves.107.3] / 20</text:p>
          </table:table-cell>
          <table:table-cell table:style-name="Tableau1.A2" office:value-type="string">
            <text:p text:style-name="P9">[eleves.107.0] / 20</text:p>
          </table:table-cell>
          <table:table-cell table:style-name="Tableau1.A2" table:number-columns-spanned="2" office:value-type="string">
            <text:p text:style-name="P10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10">
          <table:table-cell table:style-name="Tableau1.A2" table:number-columns-spanned="2" office:value-type="string">
            <text:p text:style-name="P8">Technologie, sciences et découverte de la vie professionnelle et des métiers :</text:p>
            <text:p text:style-name="P8">- biologie-écologie</text:p>
            <text:p text:style-name="P8">- physique-chimie</text:p>
            <text:p text:style-name="P8">- sciences et techniques professionnnelles</text:p>
          </table:table-cell>
          <table:covered-table-cell/>
          <table:table-cell table:style-name="Tableau1.A2" office:value-type="string">
            <text:p text:style-name="P9">[eleves.109.3] / 20</text:p>
          </table:table-cell>
          <table:table-cell table:style-name="Tableau1.A2" office:value-type="string">
            <text:p text:style-name="P9">[eleves.109.0] / 20</text:p>
          </table:table-cell>
          <table:table-cell table:style-name="Tableau1.A2" table:number-columns-spanned="2" office:value-type="string">
            <text:p text:style-name="P10">[eleves.109.4]</text:p>
          </table:table-cell>
          <table:covered-table-cell/>
          <table:table-cell table:style-name="Tableau1.G2" office:value-type="string">
            <text:p text:style-name="P6">[eleves.109.1] / 60</text:p>
          </table:table-cell>
        </table:table-row>
        <table:table-row table:style-name="Tableau1.1">
          <table:table-cell table:style-name="Tableau1.A11" table:number-columns-spanned="6" office:value-type="string">
            <text:p text:style-name="P8">Maîtrise du socle commun de connaissances et de compétences – Palier 3<text:span text:style-name="T3"> </text:span><text:span text:style-name="T3">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1" office:value-type="string">
            <text:p text:style-name="P6">[eleves.sc.116]</text:p>
          </table:table-cell>
        </table:table-row>
        <table:table-row table:style-name="Tableau1.12">
          <table:table-cell table:style-name="Tableau1.A11" table:number-columns-spanned="6" office:value-type="string">
            <text:h text:style-name="P21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2" office:value-type="string">
            <text:p text:style-name="P6">TOTAL DES POINTS</text:p>
          </table:table-cell>
        </table:table-row>
        <table:table-row table:style-name="Tableau1.13">
          <table:table-cell table:style-name="Tableau1.A2" table:number-columns-spanned="2" office:value-type="string">
            <text:h text:style-name="P22" text:outline-level="8">Histoire-géographie/ Éducation civique</text:h>
          </table:table-cell>
          <table:covered-table-cell/>
          <table:table-cell table:style-name="Tableau1.A2" office:value-type="string">
            <text:p text:style-name="P9">[eleves.121.3]/20</text:p>
          </table:table-cell>
          <table:table-cell table:style-name="Tableau1.A2" office:value-type="string">
            <text:p text:style-name="P9">[eleves.121.0] / 20</text:p>
          </table:table-cell>
          <table:table-cell table:style-name="Tableau1.A2" table:number-columns-spanned="2" office:value-type="string">
            <text:p text:style-name="P10">[eleves.121.4]</text:p>
          </table:table-cell>
          <table:covered-table-cell/>
          <table:table-cell table:style-name="Tableau1.G2" office:value-type="string">
            <text:p text:style-name="P6">[eleves.totalpoints_bis] /[eleves.totalcoef_bis]</text:p>
          </table:table-cell>
        </table:table-row>
        <table:table-row table:style-name="Tableau1.14">
          <table:table-cell table:style-name="Tableau1.C2" office:value-type="string">
            <text:p text:style-name="P7">Avis du conseil de classe :</text:p>
            <text:p text:style-name="P12">[eleves.appreciation]</text:p>
          </table:table-cell>
          <table:table-cell table:style-name="Tableau1.C2" table:number-columns-spanned="4" office:value-type="string">
            <text:p text:style-name="P7">Avis du chef d’établissement :</text:p>
            <text:p text:style-name="P12">[eleves.decision]</text:p>
            <text:p text:style-name="P13"/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h text:style-name="P17" text:outline-level="5">Signature du chef d'établissement</text:h>
          </table:table-cell>
          <table:covered-table-cell/>
        </table:table-row>
      </table:table>
      <text:list xml:id="list21580102061" text:style-name="WW8Num1">
        <text:list-item>
          <text:p text:style-name="P16"><text:span text:style-name="T4">1</text:span><text:span text:style-name="T2"> Valeurs possibles :<text:tab/>MS </text:span><text:span text:style-name="T2">(Maîtrise du socle)<text:line-break/><text:tab/><text:tab/></text:span><text:span text:style-name="T2">ME </text:span><text:span text:style-name="T2">(Maîtrise d'éléments du socle)<text:line-break/><text:tab/><text:tab/></text:span><text:span text:style-name="T2">M</text:span><text:span text:style-name="T2">N </text:span><text:span text:style-name="T2">(Maîtrise du socle non évalué) </text:span><text:span text:style-name="T1">à utiliser de façon marginale</text:span><text:span text:style-name="T2"> <text:s text:c="21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3" style:display-name="Corps de texte 3" style:family="paragraph" style:parent-style-name="Standard">
      <style:text-properties style:font-name="Arial1" fo:font-size="8pt" fo:font-weight="bold" style:font-size-asian="8pt" style:font-weight-asian="bold" style:font-name-complex="Arial1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fo:text-align="center" style:justify-single-word="false" fo:keep-with-next="always"/>
      <style:text-properties style:font-name="Arial Black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4-03-28T10:22:38</dc:date>
    <meta:print-date>2010-05-10T14:58:00</meta:print-date>
    <meta:editing-cycles>73</meta:editing-cycles>
    <meta:editing-duration>P2171DT22H39M26S</meta:editing-duration>
    <meta:generator>LibreOffice/3.5$Linux_x86 LibreOffice_project/350m1$Build-2</meta:generator>
    <meta:document-statistic meta:table-count="1" meta:image-count="0" meta:object-count="0" meta:page-count="2" meta:paragraph-count="70" meta:word-count="244" meta:character-count="1893" meta:non-whitespace-character-count="1691"/>
  </office:meta>
</office:document-meta>
</file>